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even_banco</text:p>
      <text:p text:style-name="Standard"/>
      <text:p text:style-name="Standard">CREATE DATABASE BANCO;</text:p>
      <text:p text:style-name="Standard">USE BANCO;</text:p>
      <text:p text:style-name="Standard">CREATE TABLE CUENTAS(</text:p>
      <text:p text:style-name="Standard"><text:tab/>numero VARCHAR(16) PRIMARY KEY,</text:p>
      <text:p text:style-name="Standard"><text:tab/>nombre VARCHAR(20),</text:p>
      <text:p text:style-name="Standard"><text:tab/>saldo DECIMAL(7,2)</text:p>
      <text:p text:style-name="Standard">);</text:p>
      <text:p text:style-name="Standard"/>
      <text:p text:style-name="Standard">DROP PROCEDURE IF EXISTS borrar_cuentasA0;</text:p>
      <text:p text:style-name="Standard">DELIMITER //</text:p>
      <text:p text:style-name="Standard">CREATE PROCEDURE borrar_cuentasA0()</text:p>
      <text:p text:style-name="Standard">BEGIN</text:p>
      <text:p text:style-name="Standard"><text:s text:c="4"/>DELETE FROM CUENTAS WHERE saldo=0;</text:p>
      <text:p text:style-name="Standard">END //</text:p>
      <text:p text:style-name="Standard">DELIMITER ;</text:p>
      <text:p text:style-name="Standard"/>
      <text:p text:style-name="Standard">DROP EVENT IF EXISTS even_banco;</text:p>
      <text:p text:style-name="Standard">CREATE EVENT even_banco</text:p>
      <text:p text:style-name="Standard">ON SCHEDULE AT CURRENT_TIMESTAMP + INTERVAL 3 HOUR</text:p>
      <text:p text:style-name="Standard">DO</text:p>
      <text:p text:style-name="Standard">BEGIN</text:p>
      <text:p text:style-name="Standard">CALL borrar_cuentasA0();</text:p>
      <text:p text:style-name="Standard">END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22:20:48.001000000</meta:creation-date>
    <dc:date>2024-05-05T22:24:32.046000000</dc:date>
    <meta:editing-duration>PT3M45S</meta:editing-duration>
    <meta:editing-cycles>1</meta:editing-cycles>
    <meta:document-statistic meta:table-count="0" meta:image-count="0" meta:object-count="0" meta:page-count="1" meta:paragraph-count="22" meta:word-count="60" meta:character-count="428" meta:non-whitespace-character-count="383"/>
    <meta:generator>LibreOffice/7.5.4.2$Windows_X86_64 LibreOffice_project/36ccfdc35048b057fd9854c757a8b67ec53977b6</meta:generator>
  </office:meta>
</office:document-meta>
</file>